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tyle="italic" officeooo:rsid="000f5173" officeooo:paragraph-rsid="000f5173" style:font-style-asian="italic" style:font-style-complex="italic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ernship Opportunity in Biology – Arqus Alliance University</text:h>
      <text:h text:style-name="Heading_20_3" text:outline-level="3">Position: Research Intern in Biology</text:h>
      <text:p text:style-name="Text_20_body"><text:span text:style-name="Strong_20_Emphasis">Location:</text:span> Université Claude Bernard Lyon 1 (UCBL), Member of the Arqus European University Alliance<text:line-break/><text:span text:style-name="Strong_20_Emphasis">Duration:</text:span> 6 months<text:line-break/><text:span text:style-name="Strong_20_Emphasis">Start Date:</text:span> 01/10/2025<text:line-break/><text:span text:style-name="Strong_20_Emphasis">End Date:</text:span> 31/03/2026<text:line-break/><text:span text:style-name="Strong_20_Emphasis">Application Deadline:</text:span> 09/09/2025</text:p>
      <text:p text:style-name="Horizontal_20_Line"/>
      <text:h text:style-name="Heading_20_3" text:outline-level="3">About the Position</text:h>
      <text:p text:style-name="Text_20_body">Université Claude Bernard Lyon 1, a proud member of the <text:span text:style-name="Strong_20_Emphasis">Arqus European University Alliance</text:span>, is seeking a motivated and passionate intern to join its <text:span text:style-name="Strong_20_Emphasis">Biology Research Department</text:span>. This internship offers an exciting opportunity for students to gain hands-on experience in biological research within an <text:span text:style-name="Strong_20_Emphasis">international and multidisciplinary academic environment</text:span>.</text:p>
      <text:p text:style-name="Horizontal_20_Line"/>
      <text:h text:style-name="Heading_20_3" text:outline-level="3">Responsibilities</text:h>
      <text:list text:style-name="L1">
        <text:list-item>
          <text:p text:style-name="P3">Assist in ongoing research projects related to <text:span text:style-name="Strong_20_Emphasis">molecular biology, ecology, and microbiology</text:span>. </text:p>
        </text:list-item>
        <text:list-item>
          <text:p text:style-name="P3">Conduct <text:span text:style-name="Strong_20_Emphasis">laboratory experiments</text:span> under the supervision of senior researchers. </text:p>
        </text:list-item>
        <text:list-item>
          <text:p text:style-name="P3">Collect, analyze, and interpret <text:span text:style-name="Strong_20_Emphasis">biological data</text:span>. </text:p>
        </text:list-item>
        <text:list-item>
          <text:p text:style-name="P3">Contribute to <text:span text:style-name="Strong_20_Emphasis">scientific reports, presentations, and potential publications</text:span>. </text:p>
        </text:list-item>
        <text:list-item>
          <text:p text:style-name="P2">Participate in <text:span text:style-name="Strong_20_Emphasis">team meetings and discussions</text:span> within the research group. </text:p>
        </text:list-item>
      </text:list>
      <text:p text:style-name="Horizontal_20_Line"/>
      <text:h text:style-name="Heading_20_3" text:outline-level="3">Required Qualifications</text:h>
      <text:list text:style-name="L2">
        <text:list-item>
          <text:p text:style-name="P5">Enrolled in a <text:span text:style-name="Strong_20_Emphasis">Bachelor's or Master's program</text:span> in <text:span text:style-name="Strong_20_Emphasis">Biology, Biotechnology, Environmental Sciences, or a related field</text:span>. </text:p>
        </text:list-item>
        <text:list-item>
          <text:p text:style-name="P5">Basic <text:span text:style-name="Strong_20_Emphasis">laboratory skills</text:span> and familiarity with standard <text:span text:style-name="Strong_20_Emphasis">biological research techniques</text:span>. </text:p>
        </text:list-item>
        <text:list-item>
          <text:p text:style-name="P5">Strong <text:span text:style-name="Strong_20_Emphasis">analytical and problem-solving skills</text:span>. </text:p>
        </text:list-item>
        <text:list-item>
          <text:p text:style-name="P5">Good <text:span text:style-name="Strong_20_Emphasis">communication skills in English</text:span> (knowledge of another European language is a plus). </text:p>
        </text:list-item>
        <text:list-item>
          <text:p text:style-name="P4">Ability to <text:span text:style-name="Strong_20_Emphasis">work independently as well as collaboratively</text:span> in a research team. </text:p>
        </text:list-item>
      </text:list>
      <text:p text:style-name="Horizontal_20_Line"/>
      <text:h text:style-name="Heading_20_3" text:outline-level="3">Benefits</text:h>
      <text:list text:style-name="L3">
        <text:list-item>
          <text:p text:style-name="P7">Gain <text:span text:style-name="Strong_20_Emphasis">valuable research experience</text:span> in an international academic setting. </text:p>
        </text:list-item>
        <text:list-item>
          <text:p text:style-name="P7">Work with <text:span text:style-name="Strong_20_Emphasis">leading experts</text:span> in the field of biology. </text:p>
        </text:list-item>
        <text:list-item>
          <text:p text:style-name="P7">Opportunity to develop <text:span text:style-name="Strong_20_Emphasis">technical and analytical skills</text:span>. </text:p>
        </text:list-item>
        <text:list-item>
          <text:p text:style-name="P7">Access to <text:span text:style-name="Strong_20_Emphasis">state-of-the-art laboratory facilities</text:span>. </text:p>
        </text:list-item>
        <text:list-item>
          <text:p text:style-name="P6"><text:soft-page-break/>Possibility to <text:span text:style-name="Strong_20_Emphasis">contribute to scientific publications</text:span>. </text:p>
        </text:list-item>
      </text:list>
      <text:p text:style-name="Horizontal_20_Line"/>
      <text:h text:style-name="Heading_20_3" text:outline-level="3">How to Apply</text:h>
      <text:p text:style-name="Text_20_body">Interested candidates should send the following documents to <text:a xlink:type="simple" xlink:href="mailto:internships@ucbl.fr" text:style-name="Internet_20_link" text:visited-style-name="Visited_20_Internet_20_Link"><text:span text:style-name="Strong_20_Emphasis">internships@ucbl.fr</text:span></text:a>:</text:p>
      <text:list text:style-name="L4">
        <text:list-item>
          <text:p text:style-name="P9"><text:span text:style-name="Strong_20_Emphasis">CV</text:span> (maximum 2 pages) </text:p>
        </text:list-item>
        <text:list-item>
          <text:p text:style-name="P9"><text:span text:style-name="Strong_20_Emphasis">Motivation letter</text:span> detailing research interests and career goals </text:p>
        </text:list-item>
        <text:list-item>
          <text:p text:style-name="P9"><text:span text:style-name="Strong_20_Emphasis">Academic transcript</text:span> (if available) </text:p>
        </text:list-item>
        <text:list-item>
          <text:p text:style-name="P8"><text:span text:style-name="Strong_20_Emphasis">Reference letter</text:span> (optional) </text:p>
        </text:list-item>
      </text:list>
      <text:p text:style-name="Text_20_body">For further information, please contact <text:a xlink:type="simple" xlink:href="mailto:contact@ucbl.fr" text:style-name="Internet_20_link" text:visited-style-name="Visited_20_Internet_20_Link"><text:span text:style-name="Strong_20_Emphasis">contact@ucbl.fr</text:span></text:a>.</text:p>
      <text:p text:style-name="Text_20_body">Join us in advancing scientific knowledge and developing innovative solutions in the field of <text:span text:style-name="Strong_20_Emphasis">biology</text:span>!</text:p>
      <text:p text:style-name="Horizontal_20_Line"/>
      <text:h text:style-name="Heading_20_3" text:outline-level="3">About Arqus European University Alliance</text:h>
      <text:p text:style-name="Text_20_body">The <text:span text:style-name="Strong_20_Emphasis">Arqus European University Alliance</text:span> brings together several <text:span text:style-name="Strong_20_Emphasis">prestigious European universities</text:span> to enhance <text:span text:style-name="Strong_20_Emphasis">research, education, and collaboration</text:span> across borders. It aims to foster <text:span text:style-name="Strong_20_Emphasis">academic excellence, innovation, and international partnerships</text:span> to address global challenges in various scientific fields.</text:p>
      <text:p text:style-name="Standard"/>
      <text:p text:style-name="Standard"/>
      <text:p text:style-name="P1">Generated by chatgpt for testing purpose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8:59:50.007132843</meta:creation-date>
    <meta:print-date>2025-02-14T19:00:36.630066491</meta:print-date>
    <meta:printed-by>PDF files</meta:printed-by>
    <dc:date>2025-02-14T19:01:01.917623809</dc:date>
    <meta:editing-duration>PT25S</meta:editing-duration>
    <meta:editing-cycles>1</meta:editing-cycles>
    <meta:document-statistic meta:table-count="0" meta:image-count="0" meta:object-count="0" meta:page-count="2" meta:paragraph-count="34" meta:word-count="350" meta:character-count="2579" meta:non-whitespace-character-count="2261"/>
    <meta:generator>LibreOffice/24.2.7.2$Linux_X86_64 LibreOffice_project/420$Build-2</meta:generator>
  </office:meta>
</office:document-meta>
</file>